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3" style:font-name-asian="Times New Roman3" style:font-name-complex="Times New Roman3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ize="11pt" style:font-name-asian="Times New Roman1" style:font-size-asian="12pt" style:font-name-complex="Times New Roman1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11pt" style:font-name-asian="Times New Roman1" style:font-size-asian="12pt" style:font-name-complex="Times New Roman1" style:font-size-complex="12pt"/>
    </style:style>
    <style:style style:name="T8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draw:frame draw:style-name="fr1" draw:name="Графический объект1" text:anchor-type="as-char" svg:width="0.926cm" svg:height="0.873cm" draw:z-index="0"><draw:image xlink:href="../../odt/images/3055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Сигнал больше уставки</text:h>
          </table:table-cell>
        </table:table-row>
        <table:table-row>
          <table:table-cell table:style-name="Таблица1.A2" office:value-type="string">
            <text:p text:style-name="P6">в палитре</text:p>
          </table:table-cell>
          <table:table-cell table:style-name="Таблица1.B1" office:value-type="string">
            <text:p text:style-name="P2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5"><draw:frame draw:style-name="fr1" draw:name="Графический объект2" text:anchor-type="as-char" svg:width="1.773cm" svg:height="1.667cm" draw:z-index="1"><draw:image xlink:href="../../odt/images/3055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6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: на выходе блок формирует логическую 1, если входной сигнал превысил значение уставки, и логический 0, если сигнал стал меньше уставки (с учетом зоны возврата, если она задана ненулевой):</text:p>
            <text:p text:style-name="P3"><text:span text:style-name="T7"><draw:frame draw:style-name="fr2" draw:name="Объект1" text:anchor-type="as-char" svg:width="6.468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</text:span></text:p>
            <text:p text:style-name="P2"><text:span text:style-name="T2">где</text:span><text:span text:style-name="T2"><draw:frame draw:style-name="fr2" draw:name="Объект2" text:anchor-type="as-char" svg:width="1.055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– входн</text:span><text:span text:style-name="T3">ой</text:span><text:span text:style-name="T2"> сигнал; </text:span><text:span text:style-name="T2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– </text:span><text:span text:style-name="T3">выходной</text:span><text:span text:style-name="T2"> сигнал;</text:span><text:span text:style-name="T2"><draw:frame draw:style-name="fr2" draw:name="Объект4" text:anchor-type="as-char" svg:width="1.40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величина </text:span><text:span text:style-name="T3">зоны возврата и уставка</text:span><text:span text:style-name="T2">.</text:span></text:p>
            <text:p text:style-name="P2">Блок представляет собой субмодель. Для того чтобы посмотреть структуру алгоритма – нажмите правой кнопкой «Действия» <text:span text:style-name="T8">→</text:span> «Войти в субмодель».</text:p>
            <text:p text:style-name="P2"><text:span text:style-name="T5">Свойства</text:span>:</text:p>
            <text:list xml:id="list2693605797021201885" text:style-name="L1">
              <text:list-item>
                <text:p text:style-name="P4">Уставка — величина уставки, с которой сравнивается входной сигнал. Другими словами, верхняя граница переключения релейного звена.</text:p>
              </text:list-item>
              <text:list-item>
                <text:p text:style-name="P4">Зона возврата — величина, которая вычитается из уставки для формирования ниж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больше уставки</dc:title>
    <dc:date>2014-12-01T18:48:08.13</dc:date>
    <meta:generator>OpenOffice/4.1.1$Win32 OpenOffice.org_project/411m6$Build-9775</meta:generator>
    <meta:editing-duration>PT2H58M59S</meta:editing-duration>
    <meta:editing-cycles>64</meta:editing-cycles>
    <meta:document-statistic meta:table-count="1" meta:image-count="2" meta:object-count="4" meta:page-count="1" meta:paragraph-count="13" meta:word-count="115" meta:character-count="792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i>u</mi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gt;~ u_0 #
alignl 0, ~ если ~ u(t) ~&lt;~ u_0 - a}  right none
</annotation>
  </semantics>
</math>
</file>